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0200000002000309F1C.png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Tirets_20_FINS_20__21_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2cm" svg:y1="8.1cm" svg:x2="2.2cm" svg:y2="1.9cm">
          <text:p/>
        </draw:line>
        <draw:line draw:style-name="gr1" draw:text-style-name="P1" draw:layer="layout" svg:x1="2.1cm" svg:y1="7.9cm" svg:x2="11cm" svg:y2="7.9cm">
          <text:p/>
        </draw:line>
        <draw:frame draw:style-name="gr2" draw:layer="layout" svg:width="0.471cm" svg:height="0.483cm" svg:x="10.229cm" svg:y="7.11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92cm" svg:height="0.483cm" svg:x="2.474cm" svg:y="1.9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3" draw:text-style-name="P1" xml:id="id2" draw:id="id2" draw:layer="layout" svg:width="6cm" svg:height="2.5cm" svg:x="3.5cm" svg:y="3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cm" svg:y1="6cm" svg:x2="2.2cm" svg:y2="6cm">
          <text:p/>
        </draw:line>
        <draw:line draw:style-name="gr4" draw:text-style-name="P1" draw:layer="layout" svg:x1="3.7cm" svg:y1="3.5cm" svg:x2="2.2cm" svg:y2="3.5cm">
          <text:p/>
        </draw:line>
        <draw:frame draw:style-name="gr2" draw:layer="layout" svg:width="0.683cm" svg:height="0.543cm" svg:x="1.548cm" svg:y="3.2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83cm" svg:height="0.543cm" svg:x="1.5cm" svg:y="5.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xml:id="id1" draw:id="id1" draw:layer="layout" svg:width="2.49cm" svg:height="0.483cm" svg:x="5.31cm" svg:y="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xml:id="id3" draw:id="id3" draw:layer="layout" svg:width="2.101cm" svg:height="0.483cm" svg:x="6.899cm" svg:y="2.01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1" draw:text-style-name="P1" draw:layer="layout" draw:type="curve" draw:line-skew="0.106cm" svg:x1="5.31cm" svg:y1="4.241cm" svg:x2="3.5cm" svg:y2="4.75cm" draw:start-shape="id1" draw:start-glue-point="3" draw:end-shape="id2" draw:end-glue-point="3" svg:d="m5310 4241c-3307 0-2402 509-1810 509">
          <text:p/>
        </draw:connector>
        <draw:connector draw:style-name="gr1" draw:text-style-name="P1" draw:layer="layout" draw:type="curve" svg:x1="7.8cm" svg:y1="4.241cm" svg:x2="9.5cm" svg:y2="4.75cm" draw:start-shape="id1" draw:start-glue-point="1" draw:end-shape="id2" draw:end-glue-point="1" svg:d="m7800 4241c3301 0 2451 509 1700 509">
          <text:p/>
        </draw:connector>
        <draw:connector draw:style-name="gr1" draw:text-style-name="P1" draw:layer="layout" draw:type="curve" svg:x1="6.899cm" svg:y1="2.258cm" svg:x2="6.5cm" svg:y2="3.5cm" draw:start-shape="id3" draw:start-glue-point="3" draw:end-shape="id2" draw:end-glue-point="0" svg:d="m6899 2258c-266 0-399 414-399 1242">
          <text:p/>
        </draw:connector>
        <draw:connector draw:style-name="gr1" draw:text-style-name="P1" draw:layer="layout" draw:type="curve" draw:line-skew="0.515cm 0.812cm" svg:x1="9cm" svg:y1="2.258cm" svg:x2="6.5cm" svg:y2="6cm" draw:start-shape="id3" draw:start-glue-point="1" draw:end-shape="id2" draw:end-glue-point="2" svg:d="m9000 2258c2274 0 1895 2528 702 3956s-3202 1755-3202-2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Tirets_20_FINS_20__21_" draw:display-name="Tirets FINS !" draw:style="rect" draw:dots1="1" draw:dots1-length="0.051cm" draw:dots2="1" draw:dots2-length="0.051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40S</meta:editing-duration>
    <meta:editing-cycles>14</meta:editing-cycles>
    <meta:generator>LibreOffice/3.4$Win32 LibreOffice_project/340m1$Build-203</meta:generator>
    <dc:date>2012-03-20T11:58:28.08</dc:date>
    <meta:document-statistic meta:object-count="15"/>
  </office:meta>
</office:document-meta>
</file>

<file path=Object 1/content.xml><?xml version="1.0" encoding="utf-8"?>
<math xmlns="http://www.w3.org/1998/Math/MathML">
  <semantics>
    <mrow>
      <msub>
        <mi>T</mi>
        <mi>C</mi>
      </msub>
    </mrow>
    <annotation encoding="StarMath 5.0">T_C</annotation>
  </semantics>
</math>
</file>

<file path=Object 2/content.xml><?xml version="1.0" encoding="utf-8"?>
<math xmlns="http://www.w3.org/1998/Math/MathML">
  <semantics>
    <mrow>
      <msub>
        <mi>T</mi>
        <mi>f</mi>
      </msub>
    </mrow>
    <annotation encoding="StarMath 5.0">T_f</annotation>
  </semantics>
</math>
</file>

<file path=Object 3/content.xml><?xml version="1.0" encoding="utf-8"?>
<math xmlns="http://www.w3.org/1998/Math/MathML">
  <semantics>
    <mrow>
      <mi mathvariant="italic">Adiabatiques</mi>
    </mrow>
    <annotation encoding="StarMath 5.0">Adiabatiques</annotation>
  </semantics>
</math>
</file>

<file path=Object 4/content.xml><?xml version="1.0" encoding="utf-8"?>
<math xmlns="http://www.w3.org/1998/Math/MathML">
  <semantics>
    <mrow>
      <mi>S</mi>
    </mrow>
    <annotation encoding="StarMath 5.0">S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i mathvariant="italic">Isothermes</mi>
    </mrow>
    <annotation encoding="StarMath 5.0">Isothermes</annotation>
  </semantics>
</math>
</file>